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1in"/>
    </style:style>
    <style:style style:name="co3" style:family="table-column">
      <style:table-column-properties fo:break-before="auto" style:column-width="2.5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145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meSeriesAnalysis" table:style-name="ta1">
        <table:table-column table:style-name="co1" table:default-cell-style-name="ce1"/>
        <table:table-column table:style-name="co2" table:default-cell-style-name="ce8"/>
        <table:table-column table:style-name="co2" table:default-cell-style-name="Default"/>
        <table:table-column table:style-name="co1" table:number-columns-repeated="1021" table:default-cell-style-name="ce4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odução de milho (t)</text:p>
          </table:table-cell>
          <table:table-cell table:number-columns-repeated="1022"/>
        </table:table-row>
        <table:table-row table:style-name="ro1">
          <table:table-cell table:style-name="ce6" office:value-type="float" office:value="1970" calcext:value-type="float">
            <text:p>1970</text:p>
          </table:table-cell>
          <table:table-cell table:style-name="ce9" office:value-type="float" office:value="2386627" calcext:value-type="float">
            <text:p>2,386,627.00</text:p>
          </table:table-cell>
          <table:table-cell table:number-columns-repeated="1022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table:style-name="ce9" office:value-type="float" office:value="2401876" calcext:value-type="float">
            <text:p>2,401,876.00</text:p>
          </table:table-cell>
          <table:table-cell table:number-columns-repeated="1022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table:style-name="ce9" office:value-type="float" office:value="2237285" calcext:value-type="float">
            <text:p>2,237,285.00</text:p>
          </table:table-cell>
          <table:table-cell table:number-columns-repeated="1022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table:style-name="ce9" office:value-type="float" office:value="2100000" calcext:value-type="float">
            <text:p>2,100,000.00</text:p>
          </table:table-cell>
          <table:table-cell table:number-columns-repeated="1022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table:style-name="ce9" office:value-type="float" office:value="2236000" calcext:value-type="float">
            <text:p>2,236,000.00</text:p>
          </table:table-cell>
          <table:table-cell table:number-columns-repeated="1022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table:style-name="ce9" office:value-type="float" office:value="2367322" calcext:value-type="float">
            <text:p>2,367,322.00</text:p>
          </table:table-cell>
          <table:table-cell table:number-columns-repeated="1022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table:style-name="ce9" office:value-type="float" office:value="2443000" calcext:value-type="float">
            <text:p>2,443,000.00</text:p>
          </table:table-cell>
          <table:table-cell table:number-columns-repeated="1022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table:style-name="ce9" office:value-type="float" office:value="2680000" calcext:value-type="float">
            <text:p>2,680,000.00</text:p>
          </table:table-cell>
          <table:table-cell table:number-columns-repeated="1022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table:style-name="ce9" office:value-type="float" office:value="2150000" calcext:value-type="float">
            <text:p>2,150,000.00</text:p>
          </table:table-cell>
          <table:table-cell table:number-columns-repeated="1022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table:style-name="ce9" office:value-type="float" office:value="1853600" calcext:value-type="float">
            <text:p>1,853,600.00</text:p>
          </table:table-cell>
          <table:table-cell table:number-columns-repeated="1022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table:style-name="ce9" office:value-type="float" office:value="3162033" calcext:value-type="float">
            <text:p>3,162,033.00</text:p>
          </table:table-cell>
          <table:table-cell table:number-columns-repeated="1022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table:style-name="ce9" office:value-type="float" office:value="3808793" calcext:value-type="float">
            <text:p>3,808,793.00</text:p>
          </table:table-cell>
          <table:table-cell table:number-columns-repeated="1022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table:style-name="ce9" office:value-type="float" office:value="3147246" calcext:value-type="float">
            <text:p>3,147,246.00</text:p>
          </table:table-cell>
          <table:table-cell table:number-columns-repeated="1022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table:style-name="ce9" office:value-type="float" office:value="3174771" calcext:value-type="float">
            <text:p>3,174,771.00</text:p>
          </table:table-cell>
          <table:table-cell table:number-columns-repeated="1022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table:style-name="ce9" office:value-type="float" office:value="3567360" calcext:value-type="float">
            <text:p>3,567,360.00</text:p>
          </table:table-cell>
          <table:table-cell table:number-columns-repeated="1022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table:style-name="ce9" office:value-type="float" office:value="3558591" calcext:value-type="float">
            <text:p>3,558,591.00</text:p>
          </table:table-cell>
          <table:table-cell table:number-columns-repeated="1022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table:style-name="ce9" office:value-type="float" office:value="1937700" calcext:value-type="float">
            <text:p>1,937,700.00</text:p>
          </table:table-cell>
          <table:table-cell table:number-columns-repeated="1022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table:style-name="ce9" office:value-type="float" office:value="3873498" calcext:value-type="float">
            <text:p>3,873,498.00</text:p>
          </table:table-cell>
          <table:table-cell table:number-columns-repeated="1022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table:style-name="ce9" office:value-type="float" office:value="2538528" calcext:value-type="float">
            <text:p>2,538,528.00</text:p>
          </table:table-cell>
          <table:table-cell table:number-columns-repeated="1022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table:style-name="ce9" office:value-type="float" office:value="3583753" calcext:value-type="float">
            <text:p>3,583,753.00</text:p>
          </table:table-cell>
          <table:table-cell table:number-columns-repeated="1022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table:style-name="ce9" office:value-type="float" office:value="3957441" calcext:value-type="float">
            <text:p>3,957,441.00</text:p>
          </table:table-cell>
          <table:table-cell table:number-columns-repeated="1022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table:style-name="ce9" office:value-type="float" office:value="2046555" calcext:value-type="float">
            <text:p>2,046,555.00</text:p>
          </table:table-cell>
          <table:table-cell table:number-columns-repeated="1022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table:style-name="ce9" office:value-type="float" office:value="5533543" calcext:value-type="float">
            <text:p>5,533,543.00</text:p>
          </table:table-cell>
          <table:table-cell table:number-columns-repeated="1022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table:style-name="ce9" office:value-type="float" office:value="4605268" calcext:value-type="float">
            <text:p>4,605,268.00</text:p>
          </table:table-cell>
          <table:table-cell table:number-columns-repeated="1022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table:style-name="ce9" office:value-type="float" office:value="4751443" calcext:value-type="float">
            <text:p>4,751,443.00</text:p>
          </table:table-cell>
          <table:table-cell table:number-columns-repeated="1022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table:style-name="ce9" office:value-type="float" office:value="5935667" calcext:value-type="float">
            <text:p>5,935,667.00</text:p>
          </table:table-cell>
          <table:table-cell table:number-columns-repeated="1022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table:style-name="ce9" office:value-type="float" office:value="2965323" calcext:value-type="float">
            <text:p>2,965,323.00</text:p>
          </table:table-cell>
          <table:table-cell table:number-columns-repeated="1022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table:style-name="ce9" office:value-type="float" office:value="4097903" calcext:value-type="float">
            <text:p>4,097,903.00</text:p>
          </table:table-cell>
          <table:table-cell table:number-columns-repeated="1022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table:style-name="ce9" office:value-type="float" office:value="4362892" calcext:value-type="float">
            <text:p>4,362,892.00</text:p>
          </table:table-cell>
          <table:table-cell table:number-columns-repeated="1022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table:style-name="ce9" office:value-type="float" office:value="3212735" calcext:value-type="float">
            <text:p>3,212,735.00</text:p>
          </table:table-cell>
          <table:table-cell table:number-columns-repeated="1022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9" office:value-type="float" office:value="3936202" calcext:value-type="float">
            <text:p>3,936,202.00</text:p>
          </table:table-cell>
          <table:table-cell table:number-columns-repeated="1022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table:style-name="ce9" office:value-type="float" office:value="6134207" calcext:value-type="float">
            <text:p>6,134,207.00</text:p>
          </table:table-cell>
          <table:table-cell table:number-columns-repeated="1022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table:style-name="ce9" office:value-type="float" office:value="3901171" calcext:value-type="float">
            <text:p>3,901,171.00</text:p>
          </table:table-cell>
          <table:table-cell table:number-columns-repeated="1022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table:style-name="ce9" office:value-type="float" office:value="5426124" calcext:value-type="float">
            <text:p>5,426,124.00</text:p>
          </table:table-cell>
          <table:table-cell table:number-columns-repeated="1022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table:style-name="ce9" office:value-type="float" office:value="3376862" calcext:value-type="float">
            <text:p>3,376,862.00</text:p>
          </table:table-cell>
          <table:table-cell table:number-columns-repeated="1022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table:style-name="ce9" office:value-type="float" office:value="1485040" calcext:value-type="float">
            <text:p>1,485,040.00</text:p>
          </table:table-cell>
          <table:table-cell table:number-columns-repeated="1022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table:style-name="ce9" office:value-type="float" office:value="4528143" calcext:value-type="float">
            <text:p>4,528,143.00</text:p>
          </table:table-cell>
          <table:table-cell table:number-columns-repeated="1022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table:style-name="ce9" office:value-type="float" office:value="5969118" calcext:value-type="float">
            <text:p>5,969,118.00</text:p>
          </table:table-cell>
          <table:table-cell table:number-columns-repeated="1022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table:style-name="ce9" office:value-type="float" office:value="5231885" calcext:value-type="float">
            <text:p>5,231,885.00</text:p>
          </table:table-cell>
          <table:table-cell table:number-columns-repeated="1022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table:style-name="ce9" office:value-type="float" office:value="4186862" calcext:value-type="float">
            <text:p>4,186,862.00</text:p>
          </table:table-cell>
          <table:table-cell table:number-columns-repeated="1022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9" office:value-type="float" office:value="5633912" calcext:value-type="float">
            <text:p>5,633,912.00</text:p>
          </table:table-cell>
          <table:table-cell table:number-columns-repeated="1022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table:style-name="ce9" office:value-type="float" office:value="5772422" calcext:value-type="float">
            <text:p>5,772,422.00</text:p>
          </table:table-cell>
          <table:table-cell table:number-columns-repeated="1022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table:style-name="ce9" office:value-type="float" office:value="3155061" calcext:value-type="float">
            <text:p>3,155,061.00</text:p>
          </table:table-cell>
          <table:table-cell table:number-columns-repeated="1022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table:style-name="ce9" office:value-type="float" office:value="5419780" calcext:value-type="float">
            <text:p>5,419,780.00</text:p>
          </table:table-cell>
          <table:table-cell table:number-columns-repeated="1022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table:style-name="ce9" office:value-type="float" office:value="5389916" calcext:value-type="float">
            <text:p>5,389,916.00</text:p>
          </table:table-cell>
          <table:table-cell table:number-columns-repeated="1022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table:style-name="ce9" office:value-type="float" office:value="5563555" calcext:value-type="float">
            <text:p>5,563,555.00</text:p>
          </table:table-cell>
          <table:table-cell table:number-columns-repeated="1022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table:style-name="ce9" office:value-type="float" office:value="4729948" calcext:value-type="float">
            <text:p>4,729,948.00</text:p>
          </table:table-cell>
          <table:table-cell table:number-columns-repeated="1022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9" office:value-type="float" office:value="6058900" calcext:value-type="float">
            <text:p>6,058,900.00</text:p>
          </table:table-cell>
          <table:table-cell table:number-columns-repeated="1022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table:style-name="ce9" office:value-type="float" office:value="4557251" calcext:value-type="float">
            <text:p>4,557,251.00</text:p>
          </table:table-cell>
          <table:table-cell table:number-columns-repeated="1022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table:style-name="ce9" office:value-type="float" office:value="5735186" calcext:value-type="float">
            <text:p>5,735,186.00</text:p>
          </table:table-cell>
          <table:table-cell table:number-columns-repeated="1022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table:style-name="ce9" office:value-type="float" office:value="4211208" calcext:value-type="float">
            <text:p>4,211,208.0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default-cell-style-name="ce2"/>
        <table:table-row table:style-name="ro1">
          <table:table-cell office:value-type="string" calcext:value-type="string">
            <text:p>Produção de Soja (t)</text:p>
          </table:table-cell>
        </table:table-row>
        <table:table-row table:style-name="ro1">
          <table:table-cell table:style-name="ce3" office:value-type="float" office:value="976807" calcext:value-type="float">
            <text:p>976,807.00</text:p>
          </table:table-cell>
        </table:table-row>
        <table:table-row table:style-name="ro1">
          <table:table-cell table:style-name="ce3" office:value-type="float" office:value="1385803" calcext:value-type="float">
            <text:p>1,385,803.00</text:p>
          </table:table-cell>
        </table:table-row>
        <table:table-row table:style-name="ro1">
          <table:table-cell table:style-name="ce3" office:value-type="float" office:value="2140000" calcext:value-type="float">
            <text:p>2,140,000.00</text:p>
          </table:table-cell>
        </table:table-row>
        <table:table-row table:style-name="ro1">
          <table:table-cell table:style-name="ce3" office:value-type="float" office:value="2872060" calcext:value-type="float">
            <text:p>2,872,060.00</text:p>
          </table:table-cell>
        </table:table-row>
        <table:table-row table:style-name="ro1">
          <table:table-cell table:style-name="ce3" office:value-type="float" office:value="3870000" calcext:value-type="float">
            <text:p>3,870,000.00</text:p>
          </table:table-cell>
        </table:table-row>
        <table:table-row table:style-name="ro1">
          <table:table-cell table:style-name="ce3" office:value-type="float" office:value="4688521" calcext:value-type="float">
            <text:p>4,688,521.00</text:p>
          </table:table-cell>
        </table:table-row>
        <table:table-row table:style-name="ro1">
          <table:table-cell table:style-name="ce3" office:value-type="float" office:value="5107000" calcext:value-type="float">
            <text:p>5,107,000.00</text:p>
          </table:table-cell>
        </table:table-row>
        <table:table-row table:style-name="ro1">
          <table:table-cell table:style-name="ce3" office:value-type="float" office:value="5678000" calcext:value-type="float">
            <text:p>5,678,000.00</text:p>
          </table:table-cell>
        </table:table-row>
        <table:table-row table:style-name="ro1">
          <table:table-cell table:style-name="ce3" office:value-type="float" office:value="4567800" calcext:value-type="float">
            <text:p>4,567,800.00</text:p>
          </table:table-cell>
        </table:table-row>
        <table:table-row table:style-name="ro1">
          <table:table-cell table:style-name="ce3" office:value-type="float" office:value="3629926" calcext:value-type="float">
            <text:p>3,629,926.00</text:p>
          </table:table-cell>
        </table:table-row>
        <table:table-row table:style-name="ro1">
          <table:table-cell table:style-name="ce3" office:value-type="float" office:value="5737170" calcext:value-type="float">
            <text:p>5,737,170.00</text:p>
          </table:table-cell>
        </table:table-row>
        <table:table-row table:style-name="ro1">
          <table:table-cell table:style-name="ce3" office:value-type="float" office:value="6088344" calcext:value-type="float">
            <text:p>6,088,344.00</text:p>
          </table:table-cell>
        </table:table-row>
        <table:table-row table:style-name="ro1">
          <table:table-cell table:style-name="ce3" office:value-type="float" office:value="4220579" calcext:value-type="float">
            <text:p>4,220,579.00</text:p>
          </table:table-cell>
        </table:table-row>
        <table:table-row table:style-name="ro1">
          <table:table-cell table:style-name="ce3" office:value-type="float" office:value="5268869" calcext:value-type="float">
            <text:p>5,268,869.00</text:p>
          </table:table-cell>
        </table:table-row>
        <table:table-row table:style-name="ro1">
          <table:table-cell table:style-name="ce3" office:value-type="float" office:value="5415494" calcext:value-type="float">
            <text:p>5,415,494.00</text:p>
          </table:table-cell>
        </table:table-row>
        <table:table-row table:style-name="ro1">
          <table:table-cell table:style-name="ce3" office:value-type="float" office:value="5711929" calcext:value-type="float">
            <text:p>5,711,929.00</text:p>
          </table:table-cell>
        </table:table-row>
        <table:table-row table:style-name="ro1">
          <table:table-cell table:style-name="ce3" office:value-type="float" office:value="3269024" calcext:value-type="float">
            <text:p>3,269,024.00</text:p>
          </table:table-cell>
        </table:table-row>
        <table:table-row table:style-name="ro1">
          <table:table-cell table:style-name="ce3" office:value-type="float" office:value="4995218" calcext:value-type="float">
            <text:p>4,995,218.00</text:p>
          </table:table-cell>
        </table:table-row>
        <table:table-row table:style-name="ro1">
          <table:table-cell table:style-name="ce3" office:value-type="float" office:value="3634379" calcext:value-type="float">
            <text:p>3,634,379.00</text:p>
          </table:table-cell>
        </table:table-row>
        <table:table-row table:style-name="ro1">
          <table:table-cell table:style-name="ce3" office:value-type="float" office:value="6296331" calcext:value-type="float">
            <text:p>6,296,331.00</text:p>
          </table:table-cell>
        </table:table-row>
        <table:table-row table:style-name="ro1">
          <table:table-cell table:style-name="ce3" office:value-type="float" office:value="6313476" calcext:value-type="float">
            <text:p>6,313,476.00</text:p>
          </table:table-cell>
        </table:table-row>
        <table:table-row table:style-name="ro1">
          <table:table-cell table:style-name="ce3" office:value-type="float" office:value="2220502" calcext:value-type="float">
            <text:p>2,220,502.00</text:p>
          </table:table-cell>
        </table:table-row>
        <table:table-row table:style-name="ro1">
          <table:table-cell table:style-name="ce3" office:value-type="float" office:value="5629537" calcext:value-type="float">
            <text:p>5,629,537.00</text:p>
          </table:table-cell>
        </table:table-row>
        <table:table-row table:style-name="ro1">
          <table:table-cell table:style-name="ce3" office:value-type="float" office:value="6067494" calcext:value-type="float">
            <text:p>6,067,494.00</text:p>
          </table:table-cell>
        </table:table-row>
        <table:table-row table:style-name="ro1">
          <table:table-cell table:style-name="ce3" office:value-type="float" office:value="5442728" calcext:value-type="float">
            <text:p>5,442,728.00</text:p>
          </table:table-cell>
        </table:table-row>
        <table:table-row table:style-name="ro1">
          <table:table-cell table:style-name="ce3" office:value-type="float" office:value="5847985" calcext:value-type="float">
            <text:p>5,847,985.00</text:p>
          </table:table-cell>
        </table:table-row>
        <table:table-row table:style-name="ro1">
          <table:table-cell table:style-name="ce3" office:value-type="float" office:value="4199732" calcext:value-type="float">
            <text:p>4,199,732.00</text:p>
          </table:table-cell>
        </table:table-row>
        <table:table-row table:style-name="ro1">
          <table:table-cell table:style-name="ce3" office:value-type="float" office:value="4753812" calcext:value-type="float">
            <text:p>4,753,812.00</text:p>
          </table:table-cell>
        </table:table-row>
        <table:table-row table:style-name="ro1">
          <table:table-cell table:style-name="ce3" office:value-type="float" office:value="6462515" calcext:value-type="float">
            <text:p>6,462,515.00</text:p>
          </table:table-cell>
        </table:table-row>
        <table:table-row table:style-name="ro1">
          <table:table-cell table:style-name="ce3" office:value-type="float" office:value="4467110" calcext:value-type="float">
            <text:p>4,467,110.00</text:p>
          </table:table-cell>
        </table:table-row>
        <table:table-row table:style-name="ro1">
          <table:table-cell table:style-name="ce3" office:value-type="float" office:value="4783895" calcext:value-type="float">
            <text:p>4,783,895.00</text:p>
          </table:table-cell>
        </table:table-row>
        <table:table-row table:style-name="ro1">
          <table:table-cell table:style-name="ce3" office:value-type="float" office:value="6951830" calcext:value-type="float">
            <text:p>6,951,830.00</text:p>
          </table:table-cell>
        </table:table-row>
        <table:table-row table:style-name="ro1">
          <table:table-cell table:style-name="ce3" office:value-type="float" office:value="5610518" calcext:value-type="float">
            <text:p>5,610,518.00</text:p>
          </table:table-cell>
        </table:table-row>
        <table:table-row table:style-name="ro1">
          <table:table-cell table:style-name="ce3" office:value-type="float" office:value="9579297" calcext:value-type="float">
            <text:p>9,579,297.00</text:p>
          </table:table-cell>
        </table:table-row>
        <table:table-row table:style-name="ro1">
          <table:table-cell table:style-name="ce3" office:value-type="float" office:value="5541714" calcext:value-type="float">
            <text:p>5,541,714.00</text:p>
          </table:table-cell>
        </table:table-row>
        <table:table-row table:style-name="ro1">
          <table:table-cell table:style-name="ce3" office:value-type="float" office:value="2444540" calcext:value-type="float">
            <text:p>2,444,540.00</text:p>
          </table:table-cell>
        </table:table-row>
        <table:table-row table:style-name="ro1">
          <table:table-cell table:style-name="ce3" office:value-type="float" office:value="7559291" calcext:value-type="float">
            <text:p>7,559,291.00</text:p>
          </table:table-cell>
        </table:table-row>
        <table:table-row table:style-name="ro1">
          <table:table-cell table:style-name="ce3" office:value-type="float" office:value="9929005" calcext:value-type="float">
            <text:p>9,929,005.00</text:p>
          </table:table-cell>
        </table:table-row>
        <table:table-row table:style-name="ro1">
          <table:table-cell table:style-name="ce3" office:value-type="float" office:value="7679939" calcext:value-type="float">
            <text:p>7,679,939.00</text:p>
          </table:table-cell>
        </table:table-row>
        <table:table-row table:style-name="ro1">
          <table:table-cell table:style-name="ce3" office:value-type="float" office:value="8025322" calcext:value-type="float">
            <text:p>8,025,322.00</text:p>
          </table:table-cell>
        </table:table-row>
        <table:table-row table:style-name="ro1">
          <table:table-cell table:style-name="ce3" office:value-type="float" office:value="10480026" calcext:value-type="float">
            <text:p>10,480,026.00</text:p>
          </table:table-cell>
        </table:table-row>
        <table:table-row table:style-name="ro1">
          <table:table-cell table:style-name="ce3" office:value-type="float" office:value="11717548" calcext:value-type="float">
            <text:p>11,717,548.00</text:p>
          </table:table-cell>
        </table:table-row>
        <table:table-row table:style-name="ro1">
          <table:table-cell table:style-name="ce3" office:value-type="float" office:value="5945243" calcext:value-type="float">
            <text:p>5,945,243.00</text:p>
          </table:table-cell>
        </table:table-row>
        <table:table-row table:style-name="ro1">
          <table:table-cell table:style-name="ce3" office:value-type="float" office:value="12756577" calcext:value-type="float">
            <text:p>12,756,577.00</text:p>
          </table:table-cell>
        </table:table-row>
        <table:table-row table:style-name="ro1">
          <table:table-cell table:style-name="ce3" office:value-type="float" office:value="13041226" calcext:value-type="float">
            <text:p>13,041,226.00</text:p>
          </table:table-cell>
        </table:table-row>
        <table:table-row table:style-name="ro1">
          <table:table-cell table:style-name="ce3" office:value-type="float" office:value="15700264" calcext:value-type="float">
            <text:p>15,700,264.00</text:p>
          </table:table-cell>
        </table:table-row>
        <table:table-row table:style-name="ro1">
          <table:table-cell table:style-name="ce3" office:value-type="float" office:value="16209892" calcext:value-type="float">
            <text:p>16,209,892.00</text:p>
          </table:table-cell>
        </table:table-row>
        <table:table-row table:style-name="ro1">
          <table:table-cell table:style-name="ce3" office:value-type="float" office:value="18744186" calcext:value-type="float">
            <text:p>18,744,186.00</text:p>
          </table:table-cell>
        </table:table-row>
        <table:table-row table:style-name="ro1">
          <table:table-cell table:style-name="ce3" office:value-type="float" office:value="17538725" calcext:value-type="float">
            <text:p>17,538,725.00</text:p>
          </table:table-cell>
        </table:table-row>
        <table:table-row table:style-name="ro1">
          <table:table-cell table:style-name="ce3" office:value-type="float" office:value="18498119" calcext:value-type="float">
            <text:p>18,498,119.00</text:p>
          </table:table-cell>
        </table:table-row>
        <table:table-row table:style-name="ro1">
          <table:table-cell table:style-name="ce3" office:value-type="float" office:value="11294193" calcext:value-type="float">
            <text:p>11,294,193.00</text:p>
          </table:table-cell>
        </table:table-row>
        <table:table-row table:style-name="ro1" table:number-rows-repeated="1048523">
          <table:table-cell/>
        </table:table-row>
        <table:table-row table:style-name="ro1">
          <table:table-cell/>
        </table:table-row>
      </table:table>
      <table:table table:name="Trigo-EUA" table:style-name="ta1">
        <table:table-column table:style-name="co1" table:default-cell-style-name="Default"/>
        <table:table-column table:style-name="co3" table:default-cell-style-name="ce16"/>
        <table:table-column table:style-name="co1" table:default-cell-style-name="Default"/>
        <table:table-row table:style-name="ro1"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produção de trigo (milhares de bushels)</text:p>
          </table:table-cell>
          <table:table-cell>
            <office:annotation draw:style-name="gr1" draw:text-style-name="P2" svg:width="1.1413in" svg:height="0.7083in" svg:x="4.5571in" svg:y="0in" draw:caption-point-x="-0.2402in" draw:caption-point-y="0.0039in">
              <dc:date>2023-05-19T00:00:00</dc:date>
              <text:p text:style-name="P1"><text:span text:style-name="T1">Fonte: ers.usda.gov/webdocs/Datafiles</text:span></text:p>
              <text:p text:style-name="P1"><text:span text:style-name="T1"/></text:p>
            </office:annotation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69703" calcext:value-type="float">
            <text:p>169703.00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10878" calcext:value-type="float">
            <text:p>210878.00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46272" calcext:value-type="float">
            <text:p>246272.00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89526" calcext:value-type="float">
            <text:p>289526.00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54429" calcext:value-type="float">
            <text:p>254429.00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71881" calcext:value-type="float">
            <text:p>271881.00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71482" calcext:value-type="float">
            <text:p>271482.00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21931" calcext:value-type="float">
            <text:p>321931.00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56115" calcext:value-type="float">
            <text:p>356115.00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13728" calcext:value-type="float">
            <text:p>313728.00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09116" calcext:value-type="float">
            <text:p>309116.00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95510" calcext:value-type="float">
            <text:p>395510.00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449175" calcext:value-type="float">
            <text:p>449175.00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459234" calcext:value-type="float">
            <text:p>459234.00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02257" calcext:value-type="float">
            <text:p>502257.00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405886" calcext:value-type="float">
            <text:p>405886.00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552207" calcext:value-type="float">
            <text:p>552207.00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38762" calcext:value-type="float">
            <text:p>438762.00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71292" calcext:value-type="float">
            <text:p>571292.00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99931" calcext:value-type="float">
            <text:p>399931.00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513540" calcext:value-type="float">
            <text:p>513540.00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490761" calcext:value-type="float">
            <text:p>490761.00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423867" calcext:value-type="float">
            <text:p>423867.00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504370" calcext:value-type="float">
            <text:p>504370.00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49042" calcext:value-type="float">
            <text:p>449042.00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77543" calcext:value-type="float">
            <text:p>677543.00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11854" calcext:value-type="float">
            <text:p>611854.00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505795" calcext:value-type="float">
            <text:p>505795.00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541873" calcext:value-type="float">
            <text:p>541873.00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542119" calcext:value-type="float">
            <text:p>542119.00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22963" calcext:value-type="float">
            <text:p>522963.00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06202" calcext:value-type="float">
            <text:p>606202.00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768148" calcext:value-type="float">
            <text:p>768148.00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55143" calcext:value-type="float">
            <text:p>655143.0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99315" calcext:value-type="float">
            <text:p>599315.00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762546" calcext:value-type="float">
            <text:p>762546.00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86959" calcext:value-type="float">
            <text:p>686959.00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63115" calcext:value-type="float">
            <text:p>663115.00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555571" calcext:value-type="float">
            <text:p>555571.00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706026" calcext:value-type="float">
            <text:p>706026.00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40509" calcext:value-type="float">
            <text:p>740509.00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28764" calcext:value-type="float">
            <text:p>628764.00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42818" calcext:value-type="float">
            <text:p>642818.00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83927" calcext:value-type="float">
            <text:p>683927.0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25476" calcext:value-type="float">
            <text:p>625476.00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18166" calcext:value-type="float">
            <text:p>618166.00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730011" calcext:value-type="float">
            <text:p>730011.00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751101" calcext:value-type="float">
            <text:p>751101.00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897487" calcext:value-type="float">
            <text:p>897487.00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008637" calcext:value-type="float">
            <text:p>1008637.00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34572" calcext:value-type="float">
            <text:p>634572.00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19790" calcext:value-type="float">
            <text:p>619790.00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904130" calcext:value-type="float">
            <text:p>904130.00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952097" calcext:value-type="float">
            <text:p>952097.00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43277" calcext:value-type="float">
            <text:p>843277.00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818964" calcext:value-type="float">
            <text:p>818964.00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846649" calcext:value-type="float">
            <text:p>846649.00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759482" calcext:value-type="float">
            <text:p>759482.00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841617" calcext:value-type="float">
            <text:p>841617.00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68700" calcext:value-type="float">
            <text:p>668700.00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832213" calcext:value-type="float">
            <text:p>832213.00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75059" calcext:value-type="float">
            <text:p>875059.00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914373" calcext:value-type="float">
            <text:p>914373.00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824183" calcext:value-type="float">
            <text:p>824183.00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86522" calcext:value-type="float">
            <text:p>886522.00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941540" calcext:value-type="float">
            <text:p>941540.00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756307" calcext:value-type="float">
            <text:p>756307.00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552215" calcext:value-type="float">
            <text:p>552215.00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526052" calcext:value-type="float">
            <text:p>526052.00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28227" calcext:value-type="float">
            <text:p>628227.00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29880" calcext:value-type="float">
            <text:p>629880.00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73914" calcext:value-type="float">
            <text:p>873914.00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19913" calcext:value-type="float">
            <text:p>919913.00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741210" calcext:value-type="float">
            <text:p>741210.00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14646" calcext:value-type="float">
            <text:p>814646.00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941970" calcext:value-type="float">
            <text:p>941970.00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969381" calcext:value-type="float">
            <text:p>969381.00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843813" calcext:value-type="float">
            <text:p>843813.00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060111" calcext:value-type="float">
            <text:p>1060111.00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107623" calcext:value-type="float">
            <text:p>1107623.00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152118" calcext:value-type="float">
            <text:p>1152118.00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358911" calcext:value-type="float">
            <text:p>1358911.00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294911" calcext:value-type="float">
            <text:p>1294911.00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098415" calcext:value-type="float">
            <text:p>1098415.00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19000" calcext:value-type="float">
            <text:p>1019000.0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988000" calcext:value-type="float">
            <text:p>988000.00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306000" calcext:value-type="float">
            <text:p>1306000.00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173000" calcext:value-type="float">
            <text:p>1173000.00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984000" calcext:value-type="float">
            <text:p>984000.00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937000" calcext:value-type="float">
            <text:p>937000.00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005000" calcext:value-type="float">
            <text:p>1005000.00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956000" calcext:value-type="float">
            <text:p>956000.00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457000" calcext:value-type="float">
            <text:p>1457000.00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118000" calcext:value-type="float">
            <text:p>1118000.0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354700" calcext:value-type="float">
            <text:p>1354700.00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232400" calcext:value-type="float">
            <text:p>1232400.00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092000" calcext:value-type="float">
            <text:p>1092000.00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146800" calcext:value-type="float">
            <text:p>1146800.00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283400" calcext:value-type="float">
            <text:p>1283400.00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315600" calcext:value-type="float">
            <text:p>1315600.00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304900" calcext:value-type="float">
            <text:p>1304900.00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507600" calcext:value-type="float">
            <text:p>1507600.00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556600" calcext:value-type="float">
            <text:p>1556600.00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442700" calcext:value-type="float">
            <text:p>1442700.0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351600" calcext:value-type="float">
            <text:p>1351600.00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618600" calcext:value-type="float">
            <text:p>1618600.00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546200" calcext:value-type="float">
            <text:p>1546200.00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710800" calcext:value-type="float">
            <text:p>1710800.00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781900" calcext:value-type="float">
            <text:p>1781900.0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126927" calcext:value-type="float">
            <text:p>2126927.00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148780" calcext:value-type="float">
            <text:p>2148780.00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45527" calcext:value-type="float">
            <text:p>2045527.00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775524" calcext:value-type="float">
            <text:p>1775524.00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134060" calcext:value-type="float">
            <text:p>2134060.0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380934" calcext:value-type="float">
            <text:p>2380934.00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785357" calcext:value-type="float">
            <text:p>2785357.00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764967" calcext:value-type="float">
            <text:p>2764967.00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419824" calcext:value-type="float">
            <text:p>2419824.00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594777" calcext:value-type="float">
            <text:p>2594777.00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424115" calcext:value-type="float">
            <text:p>2424115.00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90570" calcext:value-type="float">
            <text:p>2090570.0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107685" calcext:value-type="float">
            <text:p>2107685.00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812201" calcext:value-type="float">
            <text:p>1812201.0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36618" calcext:value-type="float">
            <text:p>2036618.0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729778" calcext:value-type="float">
            <text:p>2729778.0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80139" calcext:value-type="float">
            <text:p>1980139.0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466798" calcext:value-type="float">
            <text:p>2466798.0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396440" calcext:value-type="float">
            <text:p>2396440.0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320981" calcext:value-type="float">
            <text:p>2320981.0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182708" calcext:value-type="float">
            <text:p>2182708.0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277388" calcext:value-type="float">
            <text:p>2277388.0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81466" calcext:value-type="float">
            <text:p>2481466.0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547321" calcext:value-type="float">
            <text:p>2547321.0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95540" calcext:value-type="float">
            <text:p>2295540.0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28160" calcext:value-type="float">
            <text:p>2228160.0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47453" calcext:value-type="float">
            <text:p>1947453.0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605878" calcext:value-type="float">
            <text:p>1605878.0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344415" calcext:value-type="float">
            <text:p>2344415.0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156790" calcext:value-type="float">
            <text:p>2156790.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103325" calcext:value-type="float">
            <text:p>2103325.0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08416" calcext:value-type="float">
            <text:p>1808416.00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51088" calcext:value-type="float">
            <text:p>2051088.00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11896" calcext:value-type="float">
            <text:p>2511896.0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08918" calcext:value-type="float">
            <text:p>2208918.0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63023" calcext:value-type="float">
            <text:p>2163023.0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93111" calcext:value-type="float">
            <text:p>1993111.0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52307" calcext:value-type="float">
            <text:p>2252307.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34979" calcext:value-type="float">
            <text:p>2134979.0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26310" calcext:value-type="float">
            <text:p>2026310.0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61939" calcext:value-type="float">
            <text:p>2061939.0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08663" calcext:value-type="float">
            <text:p>2308663.0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40910" calcext:value-type="float">
            <text:p>1740910.0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85156" calcext:value-type="float">
            <text:p>1885156.0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32017" calcext:value-type="float">
            <text:p>1932017.0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828043" calcext:value-type="float">
            <text:p>1828043.00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645764" calcext:value-type="float">
            <text:p>1645764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0" number:language="en" number:country="US">
      <number:number number:decimal-places="3" number:min-decimal-places="3" number:min-integer-digits="0" number:grouping="true"/>
    </number:number-style>
    <number:number-style style:name="N10141" number:language="en" number:country="US">
      <number:number number:decimal-places="0" number:min-decimal-places="0" number:min-integer-digits="0" number:grouping="true"/>
    </number:number-style>
    <number:number-style style:name="N10142" number:language="en" number:country="US">
      <number:number number:decimal-places="1" number:min-decimal-places="1" number:min-integer-digits="0" number:grouping="true"/>
    </number:number-style>
    <number:number-style style:name="N10143P0" style:volatile="true" number:language="en" number:country="US">
      <number:number number:decimal-places="2" number:min-decimal-places="2" number:min-integer-digits="1" number:grouping="true"/>
    </number:number-style>
    <number:number-style style:name="N10143" number:language="en" number:country="US">
      <number:text>-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" number:language="en" number:country="US">
      <number:number number:decimal-places="1" number:min-decimal-places="1" number:min-integer-digits="0"/>
    </number:number-style>
    <number:number-style style:name="N10145" number:language="en" number:country="US">
      <number:number number:decimal-places="2" number:min-decimal-places="2" number:min-integer-digits="0"/>
    </number:number-style>
    <number:number-style style:name="N10146" number:language="en" number:country="US">
      <number:number number:decimal-places="1" number:min-decimal-places="0" number:min-integer-digits="0" number:decimal-replacement=""/>
    </number:number-style>
    <number:number-style style:name="N10147" number:language="en" number:country="US">
      <number:number number:decimal-places="3" number:min-decimal-places="3" number:min-integer-digits="1" number:grouping="true"/>
    </number:number-style>
    <number:number-style style:name="N10148" number:language="en" number:country="US">
      <number:number number:decimal-places="4" number:min-decimal-places="4" number:min-integer-digits="1" number:grouping="true"/>
    </number:number-style>
    <number:number-style style:name="N10149" number:language="en" number:country="US">
      <number:number number:decimal-places="5" number:min-decimal-places="5" number:min-integer-digits="1" number:grouping="true"/>
    </number:number-style>
    <number:number-style style:name="N10150" number:language="en" number:country="US">
      <number:number number:decimal-places="6" number:min-decimal-places="6" number:min-integer-digits="1" number:grouping="true"/>
    </number:number-style>
    <number:number-style style:name="N10151" number:language="en" number:country="US">
      <number:number number:decimal-places="7" number:min-decimal-places="7" number:min-integer-digits="1" number:grouping="true"/>
    </number:number-style>
    <number:number-style style:name="N10152" number:language="en" number:country="US">
      <number:number number:decimal-places="8" number:min-decimal-places="8" number:min-integer-digits="1" number:grouping="true"/>
    </number:number-style>
    <number:number-style style:name="N10153" number:language="en" number:country="US">
      <number:number number:decimal-places="9" number:min-decimal-places="9" number:min-integer-digits="1" number:grouping="true"/>
    </number:number-style>
    <number:number-style style:name="N10154" number:language="en" number:country="US">
      <number:number number:decimal-places="3" number:min-decimal-places="3" number:min-integer-digits="1"/>
    </number:number-style>
    <number:number-style style:name="N10155" number:language="en" number:country="US">
      <number:number number:decimal-places="4" number:min-decimal-places="4" number:min-integer-digits="0" number:grouping="true"/>
    </number:number-style>
    <number:number-style style:name="N10156" number:language="en" number:country="US">
      <number:number number:decimal-places="5" number:min-decimal-places="5" number:min-integer-digits="0" number:grouping="true"/>
    </number:number-style>
    <number:number-style style:name="N10157" number:language="en" number:country="US">
      <number:number number:decimal-places="0" number:min-decimal-places="0" number:min-integer-digits="3" number:grouping="true"/>
    </number:number-style>
    <number:number-style style:name="N10158" number:language="en" number:country="US">
      <number:number number:decimal-places="3" number:min-decimal-places="3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7T12:58:52.192000000</meta:creation-date>
    <dc:date>2023-05-24T16:51:47.926000000</dc:date>
    <meta:editing-duration>PT3H46M7S</meta:editing-duration>
    <meta:editing-cycles>12</meta:editing-cycles>
    <meta:generator>LibreOffice/7.3.6.2$Windows_X86_64 LibreOffice_project/c28ca90fd6e1a19e189fc16c05f8f8924961e12e</meta:generator>
    <meta:document-statistic meta:table-count="3" meta:cell-count="470" meta:object-count="0"/>
  </office:meta>
</office:document-meta>
</file>